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2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Offensive Weaponry</text:p>
          </table:table-cell>
          <table:table-cell table:number-columns-repeated="3"/>
          <table:table-cell office:value-type="string">
            <text:p>wd</text:p>
          </table:table-cell>
          <table:table-cell office:value-type="string">
            <text:p>speed</text:p>
          </table:table-cell>
          <table:table-cell office:value-type="string">
            <text:p>weight</text:p>
          </table:table-cell>
          <table:table-cell office:value-type="string">
            <text:p>type</text:p>
          </table:table-cell>
        </table:table-row>
        <table:table-row table:style-name="ro1">
          <table:table-cell/>
          <table:table-cell office:value-type="string">
            <text:p>Melee (Mundane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is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teor Gauntlet</text:p>
          </table:table-cell>
          <table:table-cell office:value-type="string">
            <text:p>d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dgeoning</text:p>
          </table:table-cell>
        </table:table-row>
        <table:table-row table:style-name="ro1">
          <table:table-cell table:number-columns-repeated="3"/>
          <table:table-cell office:value-type="string">
            <text:p>Spike Dusters</text:p>
          </table:table-cell>
          <table:table-cell office:value-type="string">
            <text:p>d6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Push Dagger</text:p>
          </table:table-cell>
          <table:table-cell office:value-type="string">
            <text:p>d4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2"/>
          <table:table-cell office:value-type="string">
            <text:p>Blad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cimitar</text:p>
          </table:table-cell>
          <table:table-cell office:value-type="string">
            <text:p>d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lashing</text:p>
          </table:table-cell>
        </table:table-row>
        <table:table-row table:style-name="ro1">
          <table:table-cell table:number-columns-repeated="3"/>
          <table:table-cell office:value-type="string">
            <text:p>Shortsword</text:p>
          </table:table-cell>
          <table:table-cell office:value-type="string">
            <text:p>d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lashing</text:p>
          </table:table-cell>
        </table:table-row>
        <table:table-row table:style-name="ro1">
          <table:table-cell table:number-columns-repeated="3"/>
          <table:table-cell office:value-type="string">
            <text:p>Longsword</text:p>
          </table:table-cell>
          <table:table-cell office:value-type="string">
            <text:p>d1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lashing</text:p>
          </table:table-cell>
        </table:table-row>
        <table:table-row table:style-name="ro1">
          <table:table-cell table:number-columns-repeated="3"/>
          <table:table-cell office:value-type="string">
            <text:p>Greatsword</text:p>
          </table:table-cell>
          <table:table-cell office:value-type="string">
            <text:p>2d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lashing</text:p>
          </table:table-cell>
        </table:table-row>
        <table:table-row table:style-name="ro1">
          <table:table-cell table:number-columns-repeated="3"/>
          <table:table-cell office:value-type="string">
            <text:p>Machete</text:p>
          </table:table-cell>
          <table:table-cell office:value-type="string">
            <text:p>d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lashing</text:p>
          </table:table-cell>
        </table:table-row>
        <table:table-row table:style-name="ro1">
          <table:table-cell table:number-columns-repeated="3"/>
          <table:table-cell office:value-type="string">
            <text:p>Handaxe</text:p>
          </table:table-cell>
          <table:table-cell office:value-type="string">
            <text:p>d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lashing</text:p>
          </table:table-cell>
        </table:table-row>
        <table:table-row table:style-name="ro1">
          <table:table-cell table:number-columns-repeated="3"/>
          <table:table-cell office:value-type="string">
            <text:p>Battleaxe</text:p>
          </table:table-cell>
          <table:table-cell office:value-type="string">
            <text:p>d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lashing</text:p>
          </table:table-cell>
        </table:table-row>
        <table:table-row table:style-name="ro1">
          <table:table-cell table:number-columns-repeated="3"/>
          <table:table-cell office:value-type="string">
            <text:p>Greataxe</text:p>
          </table:table-cell>
          <table:table-cell office:value-type="string">
            <text:p>d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lashing</text:p>
          </table:table-cell>
        </table:table-row>
        <table:table-row table:style-name="ro1">
          <table:table-cell table:number-columns-repeated="3"/>
          <table:table-cell office:value-type="string">
            <text:p>Spear</text:p>
          </table:table-cell>
          <table:table-cell office:value-type="string">
            <text:p>d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Polyfork</text:p>
          </table:table-cell>
          <table:table-cell office:value-type="string">
            <text:p>d1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Halberd</text:p>
          </table:table-cell>
          <table:table-cell office:value-type="string">
            <text:p>d1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lashing</text:p>
          </table:table-cell>
        </table:table-row>
        <table:table-row table:style-name="ro1">
          <table:table-cell table:number-columns-repeated="3"/>
          <table:table-cell office:value-type="string">
            <text:p>Warscythe</text:p>
          </table:table-cell>
          <table:table-cell office:value-type="string">
            <text:p>d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lashing</text:p>
          </table:table-cell>
        </table:table-row>
        <table:table-row table:style-name="ro1">
          <table:table-cell table:number-columns-repeated="2"/>
          <table:table-cell office:value-type="string">
            <text:p>Blun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ff</text:p>
          </table:table-cell>
          <table:table-cell office:value-type="string">
            <text:p>d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ludgeoning</text:p>
          </table:table-cell>
        </table:table-row>
        <table:table-row table:style-name="ro1">
          <table:table-cell table:number-columns-repeated="3"/>
          <table:table-cell office:value-type="string">
            <text:p>Mace</text:p>
          </table:table-cell>
          <table:table-cell office:value-type="string">
            <text:p>d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ludgeoning</text:p>
          </table:table-cell>
        </table:table-row>
        <table:table-row table:style-name="ro1">
          <table:table-cell table:number-columns-repeated="3"/>
          <table:table-cell office:value-type="string">
            <text:p>Flail</text:p>
          </table:table-cell>
          <table:table-cell office:value-type="string">
            <text:p>d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ludgeoning</text:p>
          </table:table-cell>
        </table:table-row>
        <table:table-row table:style-name="ro1">
          <table:table-cell table:number-columns-repeated="3"/>
          <table:table-cell office:value-type="string">
            <text:p>Warhammer</text:p>
          </table:table-cell>
          <table:table-cell office:value-type="string">
            <text:p>d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ludgeoning</text:p>
          </table:table-cell>
        </table:table-row>
        <table:table-row table:style-name="ro1">
          <table:table-cell table:number-columns-repeated="2"/>
          <table:table-cell office:value-type="string">
            <text:p>Whi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ullwhip / Traditional</text:p>
          </table:table-cell>
          <table:table-cell office:value-type="string">
            <text:p>d6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force</text:p>
          </table:table-cell>
        </table:table-row>
        <table:table-row table:style-name="ro1">
          <table:table-cell table:number-columns-repeated="3"/>
          <table:table-cell office:value-type="string">
            <text:p>Cat-o-nines (long)</text:p>
          </table:table-cell>
          <table:table-cell office:value-type="string">
            <text:p>d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lashing</text:p>
          </table:table-cell>
        </table:table-row>
        <table:table-row table:style-name="ro1">
          <table:table-cell table:number-columns-repeated="3"/>
          <table:table-cell office:value-type="string">
            <text:p>Whipstaff</text:p>
          </table:table-cell>
          <table:table-cell office:value-type="string">
            <text:p>d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orce</text:p>
          </table:table-cell>
        </table:table-row>
        <table:table-row table:style-name="ro1">
          <table:table-cell/>
          <table:table-cell office:value-type="string">
            <text:p>Ranged (Mundane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hrow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unai</text:p>
          </table:table-cell>
          <table:table-cell office:value-type="string">
            <text:p>d4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Shuriken</text:p>
          </table:table-cell>
          <table:table-cell office:value-type="string">
            <text:p>d4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Throwing Dart</text:p>
          </table:table-cell>
          <table:table-cell office:value-type="string">
            <text:p>d4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Throwing Axe</text:p>
          </table:table-cell>
          <table:table-cell office:value-type="string">
            <text:p>d6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slashing</text:p>
          </table:table-cell>
        </table:table-row>
        <table:table-row table:style-name="ro1">
          <table:table-cell table:number-columns-repeated="3"/>
          <table:table-cell office:value-type="string">
            <text:p>Throwing Knife</text:p>
          </table:table-cell>
          <table:table-cell office:value-type="string">
            <text:p>d4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Bolas</text:p>
          </table:table-cell>
          <table:table-cell office:value-type="string">
            <text:p>2d4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bludgeoning</text:p>
          </table:table-cell>
        </table:table-row>
        <table:table-row table:style-name="ro1">
          <table:table-cell table:number-columns-repeated="3"/>
          <table:table-cell office:value-type="string">
            <text:p>Boomerang</text:p>
          </table:table-cell>
          <table:table-cell office:value-type="string">
            <text:p>d8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bludgeoning</text:p>
          </table:table-cell>
        </table:table-row>
        <table:table-row table:style-name="ro1">
          <table:table-cell table:number-columns-repeated="2"/>
          <table:table-cell office:value-type="string">
            <text:p>Bow / Launc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ongbow</text:p>
          </table:table-cell>
          <table:table-cell office:value-type="string">
            <text:p>d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Shortbow</text:p>
          </table:table-cell>
          <table:table-cell office:value-type="string">
            <text:p>d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Greatbow</text:p>
          </table:table-cell>
          <table:table-cell office:value-type="string">
            <text:p>d1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Recurve Bow</text:p>
          </table:table-cell>
          <table:table-cell office:value-type="string">
            <text:p>d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Pistol Crossbow</text:p>
          </table:table-cell>
          <table:table-cell office:value-type="string">
            <text:p>d6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Crossbow</text:p>
          </table:table-cell>
          <table:table-cell office:value-type="string">
            <text:p>d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Heavy Crossbow</text:p>
          </table:table-cell>
          <table:table-cell office:value-type="string">
            <text:p>d1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Repeating Crossbow</text:p>
          </table:table-cell>
          <table:table-cell office:value-type="string">
            <text:p>d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Pellet Crossbow</text:p>
          </table:table-cell>
          <table:table-cell office:value-type="string">
            <text:p>d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Staffsling</text:p>
          </table:table-cell>
          <table:table-cell office:value-type="string">
            <text:p>d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Staffdart</text:p>
          </table:table-cell>
          <table:table-cell office:value-type="string">
            <text:p>d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2"/>
          <table:table-cell office:value-type="string">
            <text:p>Cord-bas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teor Hammer</text:p>
          </table:table-cell>
          <table:table-cell office:value-type="string">
            <text:p>d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ludgeoning</text:p>
          </table:table-cell>
        </table:table-row>
        <table:table-row table:style-name="ro1">
          <table:table-cell table:number-columns-repeated="3"/>
          <table:table-cell office:value-type="string">
            <text:p>Flying Claw</text:p>
          </table:table-cell>
          <table:table-cell office:value-type="string">
            <text:p>d4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slashing</text:p>
          </table:table-cell>
        </table:table-row>
        <table:table-row table:style-name="ro1">
          <table:table-cell table:number-columns-repeated="3"/>
          <table:table-cell office:value-type="string">
            <text:p>Rope Dart</text:p>
          </table:table-cell>
          <table:table-cell office:value-type="string">
            <text:p>d6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bludgeoning</text:p>
          </table:table-cell>
        </table:table-row>
        <table:table-row table:style-name="ro1">
          <table:table-cell table:number-columns-repeated="2"/>
          <table:table-cell office:value-type="string">
            <text:p>Siege / Stationary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ragonhunter Bow</text:p>
          </table:table-cell>
          <table:table-cell office:value-type="string">
            <text:p>2d8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Catapult (siege)</text:p>
          </table:table-cell>
          <table:table-cell office:value-type="string">
            <text:p>5d8</text:p>
          </table:table-cell>
          <table:table-cell/>
          <table:table-cell office:value-type="float" office:value="3">
            <text:p>3</text:p>
          </table:table-cell>
          <table:table-cell office:value-type="string">
            <text:p>bludgeoning</text:p>
          </table:table-cell>
        </table:table-row>
        <table:table-row table:style-name="ro1">
          <table:table-cell table:number-columns-repeated="3"/>
          <table:table-cell office:value-type="string">
            <text:p>Catapult (home-defense)</text:p>
          </table:table-cell>
          <table:table-cell office:value-type="string">
            <text:p>3d8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ludgeoning</text:p>
          </table:table-cell>
        </table:table-row>
        <table:table-row table:style-name="ro1">
          <table:table-cell table:number-columns-repeated="3"/>
          <table:table-cell office:value-type="string">
            <text:p>Trebuchet (siege)</text:p>
          </table:table-cell>
          <table:table-cell office:value-type="string">
            <text:p>6d6</text:p>
          </table:table-cell>
          <table:table-cell/>
          <table:table-cell office:value-type="float" office:value="3">
            <text:p>3</text:p>
          </table:table-cell>
          <table:table-cell office:value-type="string">
            <text:p>bludgeoning</text:p>
          </table:table-cell>
        </table:table-row>
        <table:table-row table:style-name="ro1">
          <table:table-cell table:number-columns-repeated="3"/>
          <table:table-cell office:value-type="string">
            <text:p>Trebuchet (home-defense)</text:p>
          </table:table-cell>
          <table:table-cell office:value-type="string">
            <text:p>4d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ludgeoning</text:p>
          </table:table-cell>
        </table:table-row>
        <table:table-row table:style-name="ro1">
          <table:table-cell table:number-columns-repeated="3"/>
          <table:table-cell office:value-type="string">
            <text:p>Trebuchet (home-defense, repeating)</text:p>
          </table:table-cell>
          <table:table-cell office:value-type="string">
            <text:p>2d6</text:p>
          </table:table-cell>
          <table:table-cell/>
          <table:table-cell office:value-type="float" office:value="3">
            <text:p>3</text:p>
          </table:table-cell>
          <table:table-cell office:value-type="string">
            <text:p>bludgeoning</text:p>
          </table:table-cell>
        </table:table-row>
        <table:table-row table:style-name="ro1">
          <table:table-cell table:number-columns-repeated="3"/>
          <table:table-cell office:value-type="string">
            <text:p>Balista (siege)</text:p>
          </table:table-cell>
          <table:table-cell office:value-type="string">
            <text:p>5d6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Balista (home-defense)</text:p>
          </table:table-cell>
          <table:table-cell office:value-type="string">
            <text:p>4d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Polybolos</text:p>
          </table:table-cell>
          <table:table-cell office:value-type="string">
            <text:p>2d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Tir-répétitif, Pellet</text:p>
          </table:table-cell>
          <table:table-cell office:value-type="string">
            <text:p>2d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iercing</text:p>
          </table:table-cell>
        </table:table-row>
        <table:table-row table:style-name="ro1">
          <table:table-cell/>
          <table:table-cell office:value-type="string">
            <text:p>Ranged (Special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urandurm Pellet Gun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hortblaster</text:p>
          </table:table-cell>
          <table:table-cell office:value-type="string">
            <text:p>d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Longblaster</text:p>
          </table:table-cell>
          <table:table-cell office:value-type="string">
            <text:p>d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Quickhold Blaster</text:p>
          </table:table-cell>
          <table:table-cell office:value-type="string">
            <text:p>2d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Scatter Blaster</text:p>
          </table:table-cell>
          <table:table-cell office:value-type="string">
            <text:p>4d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Scatterhold Blaster</text:p>
          </table:table-cell>
          <table:table-cell office:value-type="string">
            <text:p>6d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2"/>
          <table:table-cell office:value-type="string">
            <text:p>Thrown (special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ummpo Jar</text:p>
          </table:table-cell>
          <table:table-cell office:value-type="string">
            <text:p>2d6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fire</text:p>
          </table:table-cell>
        </table:table-row>
        <table:table-row table:style-name="ro1">
          <table:table-cell table:number-columns-repeated="3"/>
          <table:table-cell office:value-type="string">
            <text:p>Anti-Armor Grenade</text:p>
          </table:table-cell>
          <table:table-cell office:value-type="string">
            <text:p>2d6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bludgeoning</text:p>
          </table:table-cell>
        </table:table-row>
        <table:table-row table:style-name="ro1">
          <table:table-cell table:number-columns-repeated="3"/>
          <table:table-cell office:value-type="string">
            <text:p>Shrapnel Grenade</text:p>
          </table:table-cell>
          <table:table-cell office:value-type="string">
            <text:p>2d6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piercing</text:p>
          </table:table-cell>
        </table:table-row>
        <table:table-row table:style-name="ro1">
          <table:table-cell table:number-columns-repeated="3"/>
          <table:table-cell office:value-type="string">
            <text:p>Spice Grenade</text:p>
          </table:table-cell>
          <table:table-cell table:number-columns-repeated="2"/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ink Jar</text:p>
          </table:table-cell>
          <table:table-cell table:number-columns-repeated="2"/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ill-gas Grenade</text:p>
          </table:table-cell>
          <table:table-cell office:value-type="string">
            <text:p>6d6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crotic</text:p>
          </table:table-cell>
        </table:table-row>
        <table:table-row table:style-name="ro1">
          <table:table-cell table:number-columns-repeated="3"/>
          <table:table-cell office:value-type="string">
            <text:p>Metal Immolation Grenade</text:p>
          </table:table-cell>
          <table:table-cell office:value-type="string">
            <text:p>6d6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fir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7">07/27/2022</text:date>, <text:time>16:5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2T20:30:02.343000000</meta:creation-date>
    <dc:date>2022-07-27T16:56:59.31</dc:date>
    <meta:editing-duration>PT12H27M41S</meta:editing-duration>
    <meta:editing-cycles>4</meta:editing-cycles>
    <meta:generator>OpenOffice/4.1.12$Win32 OpenOffice.org_project/4112m1$Build-9809</meta:generator>
    <meta:document-statistic meta:table-count="1" meta:cell-count="275" meta:object-count="0"/>
  </office:meta>
</office:document-meta>
</file>